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79cm" fo:min-width="24.259cm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3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title">
      <style:graphic-properties draw:auto-grow-height="true" fo:min-height="2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3.506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  <style:text-properties fo:font-family="'DejaVu Sans'" style:font-family-generic="swiss" style:font-pitch="variable"/>
    </style:style>
    <style:style style:name="P2" style:family="paragraph">
      <style:paragraph-properties fo:text-align="start"/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text-properties fo:font-family="'DejaVu Sans'" style:font-family-generic="swiss" style:font-pitch="variable" fo:font-size="17pt" style:font-size-asian="17pt" style:font-size-complex="17pt"/>
    </style:style>
    <style:style style:name="P5" style:family="paragraph">
      <style:text-properties fo:font-family="'DejaVu Sans'" style:font-family-generic="swiss" style:font-pitch="variable" fo:font-size="17pt" style:font-size-asian="17pt" style:font-size-complex="17pt"/>
    </style:style>
    <style:style style:name="P6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text-properties fo:font-family="'DejaVu Sans'" style:font-family-generic="swiss" style:font-pitch="variable" fo:font-size="20pt" style:font-size-asian="20pt" style:font-size-complex="20pt"/>
    </style:style>
    <style:style style:name="P9" style:family="paragraph">
      <style:paragraph-properties style:line-height-at-least="0.476cm"/>
    </style:style>
    <style:style style:name="T1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DejaVu Sans'" style:font-family-generic="swiss" style:font-pitch="variable"/>
    </style:style>
    <style:style style:name="T5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6" style:family="text">
      <style:text-properties fo:font-family="'DejaVu Sans'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DejaVu Sans'" style:font-family-generic="swiss" style:font-pitch="variable" fo:font-size="17pt" style:font-size-asian="17pt" style:font-size-complex="17pt"/>
    </style:style>
    <style:style style:name="T8" style:family="text">
      <style:text-properties fo:font-family="'DejaVu Sans'" style:font-family-generic="swiss" style:font-pitch="variable" fo:font-size="17pt" style:font-size-asian="17pt" style:font-size-complex="17pt"/>
    </style:style>
    <style:style style:name="T9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family="'DejaVu Sans'" style:font-family-generic="swiss" style:font-pitch="variable" fo:font-size="16pt" style:font-size-asian="16pt" style:font-size-complex="16pt"/>
    </style:style>
    <style:style style:name="T11" style:family="text">
      <style:text-properties fo:font-family="'DejaVu Sans'" style:font-family-generic="swiss" style:font-pitch="variable" fo:font-weight="normal" style:font-weight-asian="normal" style:font-weight-complex="normal"/>
    </style:style>
    <style:style style:name="T12" style:family="text">
      <style:text-properties fo:font-family="'DejaVu Sans'" style:font-family-generic="swiss" style:font-pitch="variable" fo:font-size="20pt" style:font-size-asian="20pt" style:font-size-complex="20pt"/>
    </style:style>
    <style:style style:name="T13" style:family="text">
      <style:text-properties style:use-window-font-color="true" style:text-outline="false" style:text-line-through-style="none" fo:font-family="'DejaVu Sans'" style:font-family-generic="swiss" style:font-pitch="variable" fo:font-size="18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DejaVu Sans'" style:font-family-generic="swiss" style:font-pitch="variable" fo:font-size="16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2.638cm" svg:x="1.401cm" svg:y="5.584cm" presentation:class="subtitle" presentation:user-transformed="true">
          <draw:text-box>
            <text:p text:style-name="P1"><text:span text:style-name="T1">Einführung</text:span></text:p>
            <text:list text:style-name="L1">
              <text:list-item>
                <text:list>
                  <text:list-item>
                    <text:p text:style-name="P1"><text:span text:style-name="T2">Zweck</text:span></text:p>
                  </text:list-item>
                  <text:list-item>
                    <text:p text:style-name="P1"><text:span text:style-name="T2">Ablauf</text:span></text:p>
                  </text:list-item>
                  <text:list-item>
                    <text:p text:style-name="P1"><text:span text:style-name="T2">Beispiel</text:span></text:p>
                    <text:p text:style-name="P1"><text:span text:style-name="T3"/></text:p>
                  </text:list-item>
                </text:list>
              </text:list-item>
            </text:list>
            <text:p text:style-name="P1"><text:span text:style-name="T1">Bekämpfung</text:span></text:p>
            <text:list text:continue-numbering="true" text:style-name="L1">
              <text:list-item>
                <text:list>
                  <text:list-item>
                    <text:p text:style-name="P1"><text:span text:style-name="T2">Idee der Geldwäschebekämpfung</text:span></text:p>
                  </text:list-item>
                  <text:list-item>
                    <text:p text:style-name="P1"><text:span text:style-name="T2">Sorgfaltspflichten</text:span></text:p>
                    <text:list>
                      <text:list-item>
                        <text:p text:style-name="P1"><text:span text:style-name="T2">spezielle Pflichten</text:span></text:p>
                      </text:list-item>
                    </text:list>
                  </text:list-item>
                  <text:list-item>
                    <text:p text:style-name="P1"><text:span text:style-name="T2">Überprüfende Organe</text:span></text:p>
                    <text:p text:style-name="P1"><text:span text:style-name="T3"/></text:p>
                  </text:list-item>
                </text:list>
              </text:list-item>
            </text:list>
            <text:p text:style-name="P1"><text:span text:style-name="T1">Abschluss</text:span></text:p>
          </draw:text-box>
        </draw:frame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Gliederung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Einführung</text:span></text:p>
          </draw:text-box>
        </draw:frame>
        <draw:frame draw:style-name="gr2" draw:text-style-name="P3" draw:layer="layout" svg:width="25.775cm" svg:height="12.78cm" svg:x="1.113cm" svg:y="5.042cm">
          <draw:text-box>
            <text:p text:style-name="P3"><text:span text:style-name="T4"><text:s/></text:span><text:span text:style-name="T5">Zweck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3"><text:span text:style-name="T4">llegal erlangtes Vermögen wird in den legalen Wirtschaftskreislauf eingeschleußt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p text:style-name="P3"><text:span text:style-name="T5">Ablauf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3"><text:span text:style-name="T4">Placement</text:span></text:p>
                        <text:list>
                          <text:list-item>
                            <text:p text:style-name="P3"><text:span text:style-name="T4">Die "Platzierung" dient der Verschleierung der Herkunftsspuren des Geldes</text:span></text:p>
                            <text:p text:style-name="P3"><text:span text:style-name="T4"/></text:p>
                          </text:list-item>
                        </text:list>
                      </text:list-item>
                      <text:list-item>
                        <text:p text:style-name="P3"><text:span text:style-name="T4">Layering</text:span></text:p>
                        <text:list>
                          <text:list-item>
                            <text:p text:style-name="P3"><text:span text:style-name="T4">Bei der "Verteilung" wird das Geld ins Ausland transferiert</text:span></text:p>
                            <text:p text:style-name="P3"><text:span text:style-name="T4"/></text:p>
                          </text:list-item>
                        </text:list>
                      </text:list-item>
                      <text:list-item>
                        <text:p text:style-name="P3"><text:span text:style-name="T4">Integration</text:span></text:p>
                        <text:list>
                          <text:list-item>
                            <text:p text:style-name="P3"><text:span text:style-name="T4">Schlussendlich Rückführung der Mittel in die Legalwirtschaf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p text:style-name="P3"><text:span text:style-name="T5">Beispiel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3"><text:span text:style-name="T4">Gold- &amp; Silberschmie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Bekämpfung</text:span></text:p>
          </draw:text-box>
        </draw:frame>
        <draw:frame draw:style-name="gr3" draw:text-style-name="P4" draw:layer="layout" svg:width="25.908cm" svg:height="14.93cm" svg:x="1.016cm" svg:y="4.5cm">
          <draw:text-box>
            <text:p text:style-name="P4"><text:span text:style-name="T6">Idee der Geldwäschebekämpfung:</text:span></text:p>
            <text:list text:style-name="L2">
              <text:list-item>
                <text:list>
                  <text:list-item>
                    <text:p text:style-name="P4"><text:span text:style-name="T7">Durchsichtigkeit von Transaktionsbeteiligten und der bewegten Finanzmittel.</text:span></text:p>
                  </text:list-item>
                </text:list>
              </text:list-item>
            </text:list>
            <text:p text:style-name="P4"><text:span text:style-name="T7"/></text:p>
            <text:p text:style-name="P4"><text:span text:style-name="T6">Gesetzlich verankerte Pflichten (sogennante Sorgfaltspflichten):</text:span></text:p>
            <text:list text:continue-numbering="true" text:style-name="L2">
              <text:list-item>
                <text:list>
                  <text:list-item>
                    <text:p text:style-name="P4"><text:span text:style-name="T7">Identifizierung</text:span></text:p>
                  </text:list-item>
                  <text:list-item>
                    <text:p text:style-name="P4"><text:span text:style-name="T7">Zweck und Art der Geschäftsbeziehung</text:span></text:p>
                  </text:list-item>
                  <text:list-item>
                    <text:p text:style-name="P4"><text:span text:style-name="T7">Prüfen über wirtschaftliche Berechtigung</text:span></text:p>
                  </text:list-item>
                  <text:list-item>
                    <text:p text:style-name="P4"><text:span text:style-name="T7">Kontinuierliche Überwachung Transaktionen</text:span></text:p>
                    <text:list>
                      <text:list-item>
                        <text:p text:style-name="P4"><text:span text:style-name="T7">Herkunft Vermögenswerte</text:span></text:p>
                      </text:list-item>
                      <text:list-item>
                        <text:p text:style-name="P4"><text:span text:style-name="T7">Gültigkeit wirtschaftlicher Berechtigung</text:span></text:p>
                      </text:list-item>
                    </text:list>
                  </text:list-item>
                  <text:list-item>
                    <text:p text:style-name="P4"><text:span text:style-name="T7">Aufbewahrung von Unterlagen von mind. 5 Jahre</text:span></text:p>
                  </text:list-item>
                </text:list>
              </text:list-item>
            </text:list>
            <text:p text:style-name="P4"><text:span text:style-name="T7"/></text:p>
            <text:p text:style-name="P4"><text:span text:style-name="T6">Allgemeine Vorraussetzungen</text:span></text:p>
            <text:list text:continue-numbering="true" text:style-name="L2">
              <text:list-item>
                <text:list>
                  <text:list-item>
                    <text:p text:style-name="P4"><text:span text:style-name="T8">Begin einer Geschäftsbeziehung</text:span></text:p>
                  </text:list-item>
                  <text:list-item>
                    <text:p text:style-name="P5"><text:span text:style-name="T8">Transaktion von &gt;= 15000€ ausserhalb von Geschäftsbeziehung</text:span></text:p>
                  </text:list-item>
                  <text:list-item>
                    <text:p text:style-name="P4"><text:span text:style-name="T7">Begründeter Verdacht </text:span></text:p>
                    <text:list>
                      <text:list-item>
                        <text:p text:style-name="P4"><text:span text:style-name="T7">Terrorismusfinanzierung</text:span></text:p>
                      </text:list-item>
                      <text:list-item>
                        <text:p text:style-name="P4"><text:span text:style-name="T7">Finanzquelle von Straftat</text:span></text:p>
                      </text:list-item>
                    </text:list>
                  </text:list-item>
                  <text:list-item>
                    <text:p text:style-name="P4"><text:span text:style-name="T7">Zweifel</text:span></text:p>
                    <text:list>
                      <text:list-item>
                        <text:p text:style-name="P4"><text:span text:style-name="T7">Identität</text:span></text:p>
                      </text:list-item>
                      <text:list-item>
                        <text:p text:style-name="P4"><text:span text:style-name="T7">Wirtschaftliche Berechtig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draw:style-name="gr4" draw:text-style-name="P6" draw:layer="layout" svg:width="24.82cm" svg:height="13.943cm" svg:x="1.59cm" svg:y="4.599cm">
          <draw:text-box>
            <text:p text:style-name="P6"><text:span text:style-name="T9">Anwälte, Notare und Kammerrechtsbeistände</text:span></text:p>
            <text:list text:style-name="L2">
              <text:list-item>
                <text:list>
                  <text:list-item>
                    <text:p text:style-name="P6"><text:span text:style-name="T10">Handhabung und/oder Abwicklung von Finanzangelegenheit ausserhalb von</text:span></text:p>
                  </text:list-item>
                  <text:list-item>
                    <text:p text:style-name="P6"><text:span text:style-name="T10">Rechtsberatung/Prozessvertretung</text:span></text:p>
                  </text:list-item>
                </text:list>
              </text:list-item>
            </text:list>
            <text:p text:style-name="P6"><text:span text:style-name="T10"><text:tab/></text:span><text:span text:style-name="T10"> <text:s text:c="11"/></text:span></text:p>
            <text:p text:style-name="P6"><text:span text:style-name="T9">Spielbanken</text:span></text:p>
            <text:list text:continue-numbering="true" text:style-name="L2">
              <text:list-item>
                <text:list>
                  <text:list-item>
                    <text:p text:style-name="P6"><text:span text:style-name="T10">Müssen ab ver/kauf von &gt;= 2000€ Spielmarken auf jeden Fall Identität festellen.</text:span></text:p>
                  </text:list-item>
                </text:list>
              </text:list-item>
            </text:list>
            <text:p text:style-name="P6"><text:span text:style-name="T10"/></text:p>
            <text:p text:style-name="P6"><text:span text:style-name="T9">Anbieter von Glücksspiel im Internet</text:span></text:p>
            <text:list text:continue-numbering="true" text:style-name="L2">
              <text:list-item>
                <text:list>
                  <text:list-item>
                    <text:p text:style-name="P6"><text:span text:style-name="T10">Sorgsames betreiben von Datenverarbeitungssystemen</text:span></text:p>
                  </text:list-item>
                </text:list>
              </text:list-item>
            </text:list>
            <text:p text:style-name="P6"><text:span text:style-name="T10"><text:tab/></text:span><text:span text:style-name="T10"><text:tab/></text:span></text:p>
            <text:p text:style-name="P6"><text:span text:style-name="T9">Kredit- &amp; Finanzleistungsinstitute</text:span></text:p>
            <text:list text:continue-numbering="true" text:style-name="L2">
              <text:list-item>
                <text:list>
                  <text:list-item>
                    <text:p text:style-name="P6"><text:span text:style-name="T10">Geldwäschebeauftragte</text:span></text:p>
                  </text:list-item>
                  <text:list-item>
                    <text:p text:style-name="P6"><text:span text:style-name="T10">Software: Risikoklassifizierung, Transaktionsaufzeichnung (v. Kunden)</text:span></text:p>
                  </text:list-item>
                  <text:list-item>
                    <text:p text:style-name="P6"><text:span text:style-name="T10">politisch exponierte Personen</text:span></text:p>
                  </text:list-item>
                </text:list>
              </text:list-item>
            </text:list>
            <text:p text:style-name="P6"><text:span text:style-name="T10"><text:tab/></text:span><text:span text:style-name="T10"><text:tab/></text:span></text:p>
            <text:p text:style-name="P6"><text:span text:style-name="T9">Immobilienmakler</text:span></text:p>
            <text:list text:continue-numbering="true" text:style-name="L2">
              <text:list-item>
                <text:list>
                  <text:list-item>
                    <text:p text:style-name="P6"><text:span text:style-name="T10">Mieter soll Mietkaution auf ein ausländisches Konto überweisen</text:span></text:p>
                  </text:list-item>
                </text:list>
              </text:list-item>
            </text:list>
            <text:p text:style-name="P6"><text:span text:style-name="T10"/></text:p>
            <text:p text:style-name="P6"><text:span text:style-name="T9">Zusatz</text:span></text:p>
            <text:list text:continue-numbering="true" text:style-name="L2">
              <text:list-item>
                <text:list>
                  <text:list-item>
                    <text:p text:style-name="P6"><text:span text:style-name="T10">Überführung von Bargeldsummen &gt;= 10.000€ ohne Anmeldung beim Zoll <text:s text:c="8"/></text:span></text:p>
                  </text:list-item>
                </text:list>
              </text:list-item>
            </text:list>
            <text:p text:style-name="P6"><text:span text:style-name="T10"><text:tab/></text:span><text:span text:style-name="T10"><text:tab/></text:span><text:span text:style-name="T10"><text:tab/></text:span><text:span text:style-name="T10">Ordnungswiedrigkeit &amp; Verdacht auf Geldwäsche</text:span></text:p>
          </draw:text-box>
        </draw:frame>
        <draw:frame presentation:style-name="pr4" draw:text-style-name="P3" draw:layer="layout" svg:width="25.199cm" svg:height="3.506cm" svg:x="1.401cm" svg:y="0.837cm" presentation:class="title" presentation:user-transformed="true">
          <draw:text-box>
            <text:p text:style-name="P3"><text:span text:style-name="T4">Bekämpfung – Spezielle Voraussetzungen</text:span></text:p>
          </draw:text-box>
        </draw:frame>
        <draw:custom-shape draw:style-name="gr5" draw:text-style-name="P7" draw:layer="layout" svg:width="1.016cm" svg:height="0.608cm" svg:x="4.318cm" svg:y="17.7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Überprüfende Instanzen</text:span></text:p>
          </draw:text-box>
        </draw:frame>
        <draw:frame draw:style-name="gr6" draw:text-style-name="P3" draw:layer="layout" svg:width="23.574cm" svg:height="9.095cm" svg:x="1.524cm" svg:y="5.08cm">
          <draw:text-box>
            <text:p text:style-name="P3"><text:span text:style-name="T5">Bundeskriminalamt – Zentralstelle für Verdachtsmeldungen</text:span></text:p>
            <text:list text:style-name="L2">
              <text:list-item>
                <text:list>
                  <text:list-item>
                    <text:p text:style-name="P3"><text:span text:style-name="T11">Anlaufstelle für alle Verdachtsmeldungen und Anzeigen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5">Bundesanschtalt für Finanzdienstleistungsaufsicht (BaFin)</text:span></text:p>
            <text:list text:continue-numbering="true" text:style-name="L2">
              <text:list-item>
                <text:list>
                  <text:list-item>
                    <text:p text:style-name="P3"><text:span text:style-name="T11">Missbrauch des Finanzsystems zu Zwecken von Geldwäsche und Terrorfinanzierung zu verhindern</text:span></text:p>
                  </text:list-item>
                  <text:list-item>
                    <text:p text:style-name="P3"><text:span text:style-name="T11">Aufspüren von Straftätern bei in Deutschland ansässigen Kreditinstituten</text:span></text:p>
                  </text:list-item>
                  <text:list-item>
                    <text:p text:style-name="P3"><text:span text:style-name="T11">Trägt Sorge für die rechtmäßige Umsetzung gesetzlich entsprechenden Pflichten von den von ihr beaufsichtigten Unternehmen und Personen</text:span></text:p>
                  </text:list-item>
                  <text:list-item>
                    <text:p text:style-name="P3"><text:span text:style-name="T11">Vertretung in diversen internationalen und europäischen Grem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3" draw:layer="layout" svg:width="20cm" svg:height="2cm" svg:x="1.4cm" svg:y="1.6cm" presentation:class="title" presentation:user-transformed="true">
          <draw:text-box>
            <text:p text:style-name="P3"><text:span text:style-name="T4">Abschluss - Fragen</text:span></text:p>
          </draw:text-box>
        </draw:frame>
        <draw:frame draw:style-name="gr7" draw:text-style-name="P3" draw:layer="layout" svg:width="12.868cm" svg:height="1.072cm" svg:x="7.874cm" svg:y="8.354cm">
          <draw:text-box>
            <text:p text:style-name="P3"><text:span text:style-name="T4">Vielen Dank für </text:span><text:span text:style-name="T12">eure</text:span><text:span text:style-name="T4"> Aufmerksamkeit!</text:span></text:p>
          </draw:text-box>
        </draw:frame>
        <draw:frame draw:style-name="gr7" draw:text-style-name="P8" draw:layer="layout" svg:width="3.292cm" svg:height="1.072cm" svg:x="12.7cm" svg:y="10.922cm">
          <draw:text-box>
            <text:p><text:span text:style-name="T12">Fragen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4">Abschluss - Weiterführende Informationen</text:span></text:p>
          </draw:text-box>
        </draw:frame>
        <draw:frame draw:style-name="gr4" draw:text-style-name="P9" draw:layer="layout" svg:width="25.654cm" svg:height="6.629cm" svg:x="1.016cm" svg:y="4.826cm">
          <draw:text-box>
            <text:p text:style-name="P9"><text:span text:style-name="T13">Bundesanstalt für Finanzdienstleistungsaufsicht:</text:span></text:p>
            <text:p text:style-name="P9"><text:span text:style-name="T14">https://www.bafin.de/DE/Aufsicht/Geldwaeschebekaempfung/geldwaeschebekaempfung_node.html</text:span></text:p>
            <text:p text:style-name="P9"><text:span text:style-name="T13"/></text:p>
            <text:p text:style-name="P9"><text:span text:style-name="T13">GwG: Gesetzestext</text:span></text:p>
            <text:p text:style-name="P9"><text:span text:style-name="T14">http://www.gesetze-im-internet.de/gwg_2008/index.html</text:span></text:p>
            <text:p text:style-name="P9"><text:span text:style-name="T13"/></text:p>
            <text:p text:style-name="P9"><text:span text:style-name="T13">Geldwäsche: Wie verhalten sich Banken?</text:span></text:p>
            <text:p text:style-name="P9"><text:span text:style-name="T14">http://www.compliancemagazin.de/markt/studien/steriamummert130907.html</text:span><text:span text:style-name="T1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size="12pt" fo:language="zxx" fo:country="none" style:letter-kerning="true" style:language-asian="zxx" style:country-asian="none" style:language-complex="zxx" style:country-complex="none"/>
    </style:style>
    <style:style style:name="Bullet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26.5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5T13:01:45</meta:creation-date>
    <meta:editing-duration>PT2H45M26S</meta:editing-duration>
    <meta:editing-cycles>61</meta:editing-cycles>
    <dc:date>2013-10-28T10:27:19.73</dc:date>
    <meta:generator>LibreOffice/4.0.4.2$Windows_x86 LibreOffice_project/9e9821abd0ffdbc09cd8c52eaa574fa09eb08f2</meta:generator>
    <meta:document-statistic meta:object-count="74"/>
  </office:meta>
</office:document-meta>
</file>